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4"/>
        <table:table-column table:style-name="co8" table:number-columns-repeated="3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19 + 8(n-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^ 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de 1 (ms)</text:p>
          </table:table-cell>
          <table:table-cell office:value-type="string" calcext:value-type="string">
            <text:p>tempo total (ms)</text:p>
          </table:table-cell>
          <table:table-cell office:value-type="string" calcext:value-type="string">
            <text:p>tempo humano (min)</text:p>
          </table:table-cell>
          <table:table-cell office:value-type="string" calcext:value-type="string">
            <text:p>(seg)</text:p>
          </table:table-cell>
          <table:table-cell office:value-type="string" calcext:value-type="string">
            <text:p>(real, mi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0</text:p>
          </table:table-cell>
          <table:table-cell table:formula="of:=[.C3]*(19+8*([.B3]-4))" office:value-type="float" office:value="-0.35" calcext:value-type="float">
            <text:p>-0,35</text:p>
          </table:table-cell>
          <table:table-cell table:formula="of:=([.D3]/1000)/60" office:value-type="float" office:value="-0.00000583333333333333" calcext:value-type="float">
            <text:p>0,00</text:p>
          </table:table-cell>
          <table:table-cell table:formula="of:=[.E3]*60" office:value-type="float" office:value="-0.00035" calcext:value-type="float">
            <text:p>-0,0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0</text:p>
          </table:table-cell>
          <table:table-cell table:formula="of:=[.C4]*(19+8*([.B4]-4))" office:value-type="float" office:value="0.21" calcext:value-type="float">
            <text:p>0,21</text:p>
          </table:table-cell>
          <table:table-cell table:formula="of:=([.D4]/1000)/60" office:value-type="float" office:value="0.0000035" calcext:value-type="float">
            <text:p>0,00</text:p>
          </table:table-cell>
          <table:table-cell table:formula="of:=[.E4]*60" office:value-type="float" office:value="0.00021" calcext:value-type="float">
            <text:p>0,00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,070</text:p>
          </table:table-cell>
          <table:table-cell table:formula="of:=[.C5]*(19+8*([.B5]-4))" office:value-type="float" office:value="0.77" calcext:value-type="float">
            <text:p>0,77</text:p>
          </table:table-cell>
          <table:table-cell table:formula="of:=([.D5]/1000)/60" office:value-type="float" office:value="0.0000128333333333333" calcext:value-type="float">
            <text:p>0,00</text:p>
          </table:table-cell>
          <table:table-cell table:formula="of:=[.E5]*60" office:value-type="float" office:value="0.00077" calcext:value-type="float">
            <text:p>0,00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,070</text:p>
          </table:table-cell>
          <table:table-cell table:formula="of:=[.C6]*(19+8*([.B6]-4))" office:value-type="float" office:value="1.33" calcext:value-type="float">
            <text:p>1,33</text:p>
          </table:table-cell>
          <table:table-cell table:formula="of:=([.D6]/1000)/60" office:value-type="float" office:value="0.0000221666666666667" calcext:value-type="float">
            <text:p>0,00</text:p>
          </table:table-cell>
          <table:table-cell table:formula="of:=[.E6]*60" office:value-type="float" office:value="0.00133" calcext:value-type="float">
            <text:p>0,001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,070</text:p>
          </table:table-cell>
          <table:table-cell table:formula="of:=[.C7]*(19+8*([.B7]-4))" office:value-type="float" office:value="1.89" calcext:value-type="float">
            <text:p>1,89</text:p>
          </table:table-cell>
          <table:table-cell table:formula="of:=([.D7]/1000)/60" office:value-type="float" office:value="0.0000315" calcext:value-type="float">
            <text:p>0,00</text:p>
          </table:table-cell>
          <table:table-cell table:formula="of:=[.E7]*60" office:value-type="float" office:value="0.00189" calcext:value-type="float">
            <text:p>0,00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,070</text:p>
          </table:table-cell>
          <table:table-cell table:formula="of:=[.C8]*(19+8*([.B8]-4))" office:value-type="float" office:value="2.45" calcext:value-type="float">
            <text:p>2,45</text:p>
          </table:table-cell>
          <table:table-cell table:formula="of:=([.D8]/1000)/60" office:value-type="float" office:value="0.0000408333333333333" calcext:value-type="float">
            <text:p>0,00</text:p>
          </table:table-cell>
          <table:table-cell table:formula="of:=[.E8]*60" office:value-type="float" office:value="0.00245" calcext:value-type="float">
            <text:p>0,00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,070</text:p>
          </table:table-cell>
          <table:table-cell table:formula="of:=[.C9]*(19+8*([.B9]-4))" office:value-type="float" office:value="3.01" calcext:value-type="float">
            <text:p>3,01</text:p>
          </table:table-cell>
          <table:table-cell table:formula="of:=([.D9]/1000)/60" office:value-type="float" office:value="0.0000501666666666667" calcext:value-type="float">
            <text:p>0,00</text:p>
          </table:table-cell>
          <table:table-cell table:formula="of:=[.E9]*60" office:value-type="float" office:value="0.00301" calcext:value-type="float">
            <text:p>0,00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0</text:p>
          </table:table-cell>
          <table:table-cell table:formula="of:=[.C10]*(19+8*([.B10]-4))" office:value-type="float" office:value="3.57" calcext:value-type="float">
            <text:p>3,57</text:p>
          </table:table-cell>
          <table:table-cell table:formula="of:=([.D10]/1000)/60" office:value-type="float" office:value="0.0000595" calcext:value-type="float">
            <text:p>0,00</text:p>
          </table:table-cell>
          <table:table-cell table:formula="of:=[.E10]*60" office:value-type="float" office:value="0.00357" calcext:value-type="float">
            <text:p>0,00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,070</text:p>
          </table:table-cell>
          <table:table-cell table:formula="of:=[.C11]*(19+8*([.B11]-4))" office:value-type="float" office:value="4.13" calcext:value-type="float">
            <text:p>4,13</text:p>
          </table:table-cell>
          <table:table-cell table:formula="of:=([.D11]/1000)/60" office:value-type="float" office:value="0.0000688333333333333" calcext:value-type="float">
            <text:p>0,00</text:p>
          </table:table-cell>
          <table:table-cell table:formula="of:=[.E11]*60" office:value-type="float" office:value="0.00413" calcext:value-type="float">
            <text:p>0,00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0</text:p>
          </table:table-cell>
          <table:table-cell table:formula="of:=[.C12]*(19+8*([.B12]-4))" office:value-type="float" office:value="4.69" calcext:value-type="float">
            <text:p>4,69</text:p>
          </table:table-cell>
          <table:table-cell table:formula="of:=([.D12]/1000)/60" office:value-type="float" office:value="0.0000781666666666667" calcext:value-type="float">
            <text:p>0,00</text:p>
          </table:table-cell>
          <table:table-cell table:formula="of:=[.E12]*60" office:value-type="float" office:value="0.00469" calcext:value-type="float">
            <text:p>0,004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^3" office:value-type="float" office:value="27" calcext:value-type="float">
            <text:p>27</text:p>
          </table:table-cell>
          <table:table-cell office:value-type="float" office:value="0.07" calcext:value-type="float">
            <text:p>0,070</text:p>
          </table:table-cell>
          <table:table-cell table:formula="of:=[.C13]*(19+8*([.B13]-4))" office:value-type="float" office:value="14.21" calcext:value-type="float">
            <text:p>14,21</text:p>
          </table:table-cell>
          <table:table-cell table:formula="of:=([.D13]/1000)/60" office:value-type="float" office:value="0.000236833333333333" calcext:value-type="float">
            <text:p>0,00</text:p>
          </table:table-cell>
          <table:table-cell table:formula="of:=[.E13]*60" office:value-type="float" office:value="0.01421" calcext:value-type="float">
            <text:p>0,014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^5" office:value-type="float" office:value="243" calcext:value-type="float">
            <text:p>243</text:p>
          </table:table-cell>
          <table:table-cell office:value-type="float" office:value="0.07" calcext:value-type="float">
            <text:p>0,070</text:p>
          </table:table-cell>
          <table:table-cell table:formula="of:=[.C14]*(19+8*([.B14]-4))" office:value-type="float" office:value="135.17" calcext:value-type="float">
            <text:p>135,17</text:p>
          </table:table-cell>
          <table:table-cell table:formula="of:=([.D14]/1000)/60" office:value-type="float" office:value="0.00225283333333333" calcext:value-type="float">
            <text:p>0,00</text:p>
          </table:table-cell>
          <table:table-cell table:formula="of:=[.E14]*60" office:value-type="float" office:value="0.13517" calcext:value-type="float">
            <text:p>0,135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^7" office:value-type="float" office:value="2187" calcext:value-type="float">
            <text:p>2187</text:p>
          </table:table-cell>
          <table:table-cell office:value-type="float" office:value="0.07" calcext:value-type="float">
            <text:p>0,070</text:p>
          </table:table-cell>
          <table:table-cell table:formula="of:=[.C15]*(19+8*([.B15]-4))" office:value-type="float" office:value="1223.81" calcext:value-type="float">
            <text:p>1223,81</text:p>
          </table:table-cell>
          <table:table-cell table:formula="of:=([.D15]/1000)/60" office:value-type="float" office:value="0.0203968333333333" calcext:value-type="float">
            <text:p>0,02</text:p>
          </table:table-cell>
          <table:table-cell table:formula="of:=[.E15]*60" office:value-type="float" office:value="1.22381" calcext:value-type="float">
            <text:p>1,22381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^10" office:value-type="float" office:value="59049" calcext:value-type="float">
            <text:p>59049</text:p>
          </table:table-cell>
          <table:table-cell office:value-type="float" office:value="0.07" calcext:value-type="float">
            <text:p>0,070</text:p>
          </table:table-cell>
          <table:table-cell table:formula="of:=[.C16]*(19+8*([.B16]-4))" office:value-type="float" office:value="33066.53" calcext:value-type="float">
            <text:p>33066,53</text:p>
          </table:table-cell>
          <table:table-cell table:formula="of:=([.D16]/1000)/60" office:value-type="float" office:value="0.551108833333333" calcext:value-type="float">
            <text:p>0,55</text:p>
          </table:table-cell>
          <table:table-cell table:formula="of:=[.E16]*60" office:value-type="float" office:value="33.06653" calcext:value-type="float">
            <text:p>33,0665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x vez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^11" office:value-type="float" office:value="177147" calcext:value-type="float">
            <text:p>177147</text:p>
          </table:table-cell>
          <table:table-cell office:value-type="float" office:value="0.07" calcext:value-type="float">
            <text:p>0,070</text:p>
          </table:table-cell>
          <table:table-cell table:formula="of:=[.C17]*(19+8*([.B17]-4))" office:value-type="float" office:value="99201.41" calcext:value-type="float">
            <text:p>99201,41</text:p>
          </table:table-cell>
          <table:table-cell table:formula="of:=([.D17]/1000)/60" office:value-type="float" office:value="1.65335683333333" calcext:value-type="float">
            <text:p>1,65</text:p>
          </table:table-cell>
          <table:table-cell table:formula="of:=[.E17]*60" office:value-type="float" office:value="99.20141" calcext:value-type="float">
            <text:p>99,20141</text:p>
          </table:table-cell>
          <table:table-cell office:value-type="float" office:value="1.5" calcext:value-type="float">
            <text:p>1,5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15 seg</text:p>
          </table:table-cell>
          <table:table-cell table:formula="of:=[.E17]/[.H17]" office:value-type="float" office:value="6.61342733333333" calcext:value-type="float">
            <text:p>6,613427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^12" office:value-type="float" office:value="531441" calcext:value-type="float">
            <text:p>531441</text:p>
          </table:table-cell>
          <table:table-cell office:value-type="float" office:value="0.07" calcext:value-type="float">
            <text:p>0,070</text:p>
          </table:table-cell>
          <table:table-cell table:formula="of:=[.C18]*(19+8*([.B18]-4))" office:value-type="float" office:value="297606.05" calcext:value-type="float">
            <text:p>297606,05</text:p>
          </table:table-cell>
          <table:table-cell table:formula="of:=([.D18]/1000)/60" office:value-type="float" office:value="4.96010083333333" calcext:value-type="float">
            <text:p>4,96</text:p>
          </table:table-cell>
          <table:table-cell table:formula="of:=[.E18]*60" office:value-type="float" office:value="297.60605" calcext:value-type="float">
            <text:p>297,60605</text:p>
          </table:table-cell>
          <table:table-cell office:value-type="float" office:value="4.5" calcext:value-type="float">
            <text:p>4,5</text:p>
          </table:table-cell>
          <table:table-cell table:style-name="ce3" table:formula="of:=40/60" office:value-type="float" office:value="0.666666666666667" calcext:value-type="float">
            <text:p>0,67</text:p>
          </table:table-cell>
          <table:table-cell office:value-type="string" calcext:value-type="string">
            <text:p>40 seg</text:p>
          </table:table-cell>
          <table:table-cell table:formula="of:=[.E18]/[.H18]" office:value-type="float" office:value="7.44015125" calcext:value-type="float">
            <text:p>7,44015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^15" office:value-type="float" office:value="14348907" calcext:value-type="float">
            <text:p>14348907</text:p>
          </table:table-cell>
          <table:table-cell office:value-type="float" office:value="0.07" calcext:value-type="float">
            <text:p>0,070</text:p>
          </table:table-cell>
          <table:table-cell table:formula="of:=[.C19]*(19+8*([.B19]-4))" office:value-type="float" office:value="8035387.01" calcext:value-type="float">
            <text:p>8035387,01</text:p>
          </table:table-cell>
          <table:table-cell table:formula="of:=([.D19]/1000)/60" office:value-type="float" office:value="133.923116833333" calcext:value-type="float">
            <text:p>133,92</text:p>
          </table:table-cell>
          <table:table-cell table:formula="of:=[.E19]*60" office:value-type="float" office:value="8035.38701" calcext:value-type="float">
            <text:p>8035,387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dia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^20" office:value-type="float" office:value="3486784401" calcext:value-type="float">
            <text:p>3486784401</text:p>
          </table:table-cell>
          <table:table-cell office:value-type="float" office:value="0.07" calcext:value-type="float">
            <text:p>0,070</text:p>
          </table:table-cell>
          <table:table-cell table:formula="of:=[.C20]*(19+8*([.B20]-4))" office:value-type="float" office:value="1952599263.65" calcext:value-type="float">
            <text:p>1952599263,65</text:p>
          </table:table-cell>
          <table:table-cell table:formula="of:=([.D20]/1000)/60" office:value-type="float" office:value="32543.3210608333" calcext:value-type="float">
            <text:p>32543,32</text:p>
          </table:table-cell>
          <table:table-cell table:formula="of:=[.E20]*60" office:value-type="float" office:value="1952599.26365" calcext:value-type="float">
            <text:p>1952599,26365</text:p>
          </table:table-cell>
          <table:table-cell/>
          <table:table-cell table:formula="of:=[.E20]/60" office:value-type="float" office:value="542.388684347222" calcext:value-type="float">
            <text:p>542,3886843472</text:p>
          </table:table-cell>
          <table:table-cell table:formula="of:=[.H20]/24" office:value-type="float" office:value="22.5995285144676" calcext:value-type="float">
            <text:p>22,59952851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^[.A21]" office:value-type="float" office:value="387420489" calcext:value-type="float">
            <text:p>387420489</text:p>
          </table:table-cell>
          <table:table-cell office:value-type="float" office:value="0.07" calcext:value-type="float">
            <text:p>0,070</text:p>
          </table:table-cell>
          <table:table-cell table:formula="of:=[.C21]*(19+8*([.B21]-4))" office:value-type="float" office:value="216955472.93" calcext:value-type="float">
            <text:p>216955472,93</text:p>
          </table:table-cell>
          <table:table-cell table:formula="of:=([.D21]/1000)/60" office:value-type="float" office:value="3615.92454883333" calcext:value-type="float">
            <text:p>3615,92</text:p>
          </table:table-cell>
          <table:table-cell table:formula="of:=[.E21]*60" office:value-type="float" office:value="216955.47293" calcext:value-type="float">
            <text:p>216955,47293</text:p>
          </table:table-cell>
          <table:table-cell/>
          <table:table-cell table:formula="of:=[.E21]/60" office:value-type="float" office:value="60.2654091472222" calcext:value-type="float">
            <text:p>60,2654091472</text:p>
          </table:table-cell>
          <table:table-cell table:formula="of:=[.H21]/24" office:value-type="float" office:value="2.51105871446759" calcext:value-type="float">
            <text:p>2,5110587145</text:p>
          </table:table-cell>
          <table:table-cell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49:12.359398548</meta:creation-date>
    <dc:date>2014-11-14T12:30:43.788388580</dc:date>
    <meta:editing-duration>PT3H31M26S</meta:editing-duration>
    <meta:editing-cycles>1</meta:editing-cycles>
    <meta:document-statistic meta:table-count="1" meta:cell-count="130" meta:object-count="0"/>
    <meta:generator>LibreOffice/4.2.6.3$Linux_x86 LibreOffice_project/420m0$Build-3</meta:generator>
  </office:meta>
</office:document-meta>
</file>